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99"/>
    </style:style>
    <style:style style:name="P4" style:family="paragraph" style:parent-style-name="Standard">
      <style:text-properties fo:background-color="#ffcc00"/>
    </style:style>
    <style:style style:name="P5" style:family="paragraph" style:parent-style-name="Standard">
      <style:paragraph-properties fo:background-color="#cccccc">
        <style:background-image/>
      </style:paragraph-properties>
    </style:style>
    <style:style style:name="T1" style:family="text">
      <style:text-properties fo:background-color="#ff99ff"/>
    </style:style>
    <style:style style:name="T2" style:family="text">
      <style:text-properties fo:background-color="#ffc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>^^^^^^^</text:p>
      <text:p text:style-name="P2">CRUD User's and Persons (this seems like something the admin page does just fine)</text:p>
      <text:p text:style-name="P4">Create a user account with person object attached</text:p>
      <text:p text:style-name="P4">create non-user persons and attach to others as children</text:p>
      <text:p text:style-name="P4">turn children persons into Users (for teens maybe)</text:p>
      <text:p text:style-name="P4">delete a person</text:p>
      <text:p text:style-name="P4">delete a user / person</text:p>
      <text:p text:style-name="P3">take building / floors / rooms offline and bring them back</text:p>
      <text:p text:style-name="P3"><text:tab/>bool attached to rooms, methods for taking larger sections out</text:p>
      <text:p text:style-name="Standard"><text:span text:style-name="T2"><text:tab/>change is_available functio</text:span></text:p>
      <text:p text:style-name="Standard"><text:span text:style-name="T1">Move members to different rooms, copying their calendars over</text:span></text:p>
      <text:p text:style-name="Standard"/>
      <text:p text:style-name="P5">TOGGLING NOTES</text:p>
      <text:p text:style-name="P5">taking offline deletes all events of all room calendars</text:p>
      <text:p text:style-name="P5">it does not attempt to auto reassign scheduled occupancies</text:p>
      <text:p text:style-name="P5">putting back online will make all rooms online</text:p>
      <text:p text:style-name="P5">offline room set to not show in rooms_master</text:p>
      <text:p text:style-name="P5">does not remove owner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9T15:12:28.61</dc:date>
    <dc:creator>Trevor Pierson</dc:creator>
    <meta:editing-duration>P5DT7H23M55S</meta:editing-duration>
    <meta:editing-cycles>81</meta:editing-cycles>
    <meta:generator>OpenOffice/4.1.13$Win32 OpenOffice.org_project/4113m1$Build-9810</meta:generator>
    <meta:document-statistic meta:table-count="0" meta:image-count="0" meta:object-count="0" meta:page-count="1" meta:paragraph-count="37" meta:word-count="261" meta:character-count="1482"/>
  </office:meta>
</office:document-meta>
</file>